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f0af" officeooo:paragraph-rsid="001af0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jb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e </meta:initial-creator>
    <meta:creation-date>2015-11-29T19:43:19.345003981</meta:creation-date>
    <dc:date>2015-11-29T19:44:08.373180203</dc:date>
    <dc:creator>Kate </dc:creator>
    <meta:editing-duration>PT50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4.4.2.2$Linux_X86_64 LibreOffice_project/40m0$Build-2</meta:generator>
  </office:meta>
</office:document-meta>
</file>